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1.021cm" fo:min-width="3.708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941cm" fo:min-width="3.7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421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66cm" fo:min-width="6.104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66cm" fo:min-width="4.199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66cm" fo:min-width="4.072cm"/>
    </style:style>
    <style:style style:name="gr10" style:family="graphic" style:parent-style-name="standard" style:list-style-name="L1">
      <style:graphic-properties draw:fill-color="#729fcf" draw:textarea-horizontal-align="justify" draw:textarea-vertical-align="middle" draw:auto-grow-height="false" fo:min-height="0.639cm" fo:min-width="4.58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639cm" fo:min-width="3.691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639cm" fo:min-width="2.167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639cm" fo:min-width="2.197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637cm" fo:min-width="5.773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12cm" fo:min-width="7.6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3" style:family="paragraph">
      <style:paragraph-properties fo:text-align="center"/>
      <style:text-properties style:font-name="Ubuntu Condensed1" fo:font-size="18pt" style:letter-kerning="true" style:font-name-asian="Droid Sans Fallback" style:font-size-asian="18pt" style:font-name-complex="FreeSans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Ubuntu Condensed1"/>
    </style:style>
    <style:style style:name="P6" style:family="paragraph">
      <loext:graphic-properties draw:fill-color="#729fcf"/>
      <style:paragraph-properties fo:text-align="center"/>
      <style:text-properties style:font-name="Ubuntu Condensed1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style:font-name="Ubuntu Condensed1"/>
    </style:style>
    <style:style style:name="T2" style:family="text">
      <style:text-properties style:font-name="Ubuntu Condense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27cm" svg:x="12.755cm" svg:y="8.072cm">
          <text:p text:style-name="P1"><text:span text:style-name="T1">base</text:span><text:span text:style-name="T2">_site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08cm" svg:height="1.271cm" svg:x="12.746cm" svg:y="14.378cm">
          <text:p text:style-name="P1"><text:span text:style-name="T1">inde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09cm" svg:height="1.191cm" svg:x="12.754cm" svg:y="17.81cm">
          <text:p text:style-name="P3">app_index.htm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4.861cm" svg:y1="17.818cm" svg:x2="14.841cm" svg:y2="15.679cm">
          <text:p/>
        </draw:line>
        <draw:line draw:style-name="gr4" draw:text-style-name="P4" draw:layer="layout" svg:x1="14.85cm" svg:y1="8.062cm" svg:x2="14.85cm" svg:y2="3.61cm">
          <text:p/>
        </draw:line>
        <draw:custom-shape draw:style-name="gr5" draw:text-style-name="P5" draw:layer="layout" svg:width="2.921cm" svg:height="1.016cm" svg:x="2.338cm" svg:y="7.651cm">
          <text:p text:style-name="P5"><text:span text:style-name="T1">login.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255cm" svg:height="1.143cm" svg:x="19.341cm" svg:y="12.874cm">
          <text:p text:style-name="P3">delete_selected_confirmation.htm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04cm" svg:height="1.016cm" svg:x="21.034cm" svg:y="9.164cm">
          <text:p text:style-name="P3">delete_confirmation.html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699cm" svg:height="1.016cm" svg:x="2.338cm" svg:y="13.203cm">
          <text:p text:style-name="P3">object_history.html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016cm" svg:x="2.3cm" svg:y="11.37cm">
          <text:p text:style-name="P3">invalid_setup.htm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08cm" svg:height="0.889cm" svg:x="22.495cm" svg:y="4.873cm">
          <text:p text:style-name="P3">change_form.html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191cm" svg:height="0.889cm" svg:x="2.338cm" svg:y="9.622cm">
          <text:p text:style-name="P3">change_list.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667cm" svg:height="0.889cm" svg:x="2.338cm" svg:y="4.334cm">
          <text:p text:style-name="P3">404.html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697cm" svg:height="0.889cm" svg:x="2.338cm" svg:y="5.967cm">
          <text:p text:style-name="P3">500.html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273cm" svg:height="0.887cm" svg:x="21.357cm" svg:y="7.391cm">
          <text:p text:style-name="P3">auth/user/add_form.htm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3" draw:layer="layout" svg:width="8.128cm" svg:height="0.762cm" svg:x="19.495cm" svg:y="11.195cm">
          <text:p text:style-name="P3">auth/user/change_password.htm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4.846cm" svg:y1="7.357cm" svg:x2="24.846cm" svg:y2="5.784cm">
          <text:p/>
        </draw:line>
        <draw:custom-shape draw:style-name="gr1" draw:text-style-name="P2" draw:layer="layout" svg:width="4.191cm" svg:height="1.27cm" svg:x="12.755cm" svg:y="2.317cm">
          <text:p text:style-name="P1"><text:span text:style-name="T1">base</text:span><text:span text:style-name="T2">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072cm" svg:y1="13.724cm" svg:x2="13.724cm" svg:y2="9.372cm">
          <text:p/>
        </draw:line>
        <draw:line draw:style-name="gr4" draw:text-style-name="P4" draw:layer="layout" svg:x1="6.874cm" svg:y1="11.845cm" svg:x2="12.759cm" svg:y2="9.323cm">
          <text:p/>
        </draw:line>
        <draw:line draw:style-name="gr4" draw:text-style-name="P4" draw:layer="layout" svg:x1="6.528cm" svg:y1="10.089cm" svg:x2="12.833cm" svg:y2="8.779cm">
          <text:p/>
        </draw:line>
        <draw:line draw:style-name="gr4" draw:text-style-name="P4" draw:layer="layout" svg:x1="5.292cm" svg:y1="8.185cm" svg:x2="12.759cm" svg:y2="8.408cm">
          <text:p/>
        </draw:line>
        <draw:line draw:style-name="gr4" draw:text-style-name="P4" draw:layer="layout" svg:x1="5.069cm" svg:y1="6.306cm" svg:x2="12.759cm" svg:y2="8.086cm">
          <text:p/>
        </draw:line>
        <draw:line draw:style-name="gr4" draw:text-style-name="P4" draw:layer="layout" svg:x1="5.02cm" svg:y1="4.723cm" svg:x2="13.476cm" svg:y2="8.086cm">
          <text:p/>
        </draw:line>
        <draw:line draw:style-name="gr4" draw:text-style-name="P4" draw:layer="layout" svg:x1="14.856cm" svg:y1="14.375cm" svg:x2="14.81cm" svg:y2="9.372cm">
          <text:p/>
        </draw:line>
        <draw:line draw:style-name="gr4" draw:text-style-name="P4" draw:layer="layout" svg:x1="22.502cm" svg:y1="5.342cm" svg:x2="16.196cm" svg:y2="8.086cm">
          <text:p/>
        </draw:line>
        <draw:line draw:style-name="gr4" draw:text-style-name="P4" draw:layer="layout" svg:x1="20.993cm" svg:y1="9.718cm" svg:x2="16.938cm" svg:y2="8.655cm">
          <text:p/>
        </draw:line>
        <draw:line draw:style-name="gr4" draw:text-style-name="P4" draw:layer="layout" svg:x1="19.46cm" svg:y1="11.573cm" svg:x2="16.963cm" svg:y2="9.323cm">
          <text:p/>
        </draw:line>
        <draw:line draw:style-name="gr4" draw:text-style-name="P4" draw:layer="layout" svg:x1="19.312cm" svg:y1="13.502cm" svg:x2="16.518cm" svg:y2="9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6-10-16T16:37:51.299040398</meta:creation-date>
    <dc:date>2016-10-16T18:25:15.604748685</dc:date>
    <dc:creator>nick </dc:creator>
    <meta:editing-duration>PT44M19S</meta:editing-duration>
    <meta:editing-cycles>22</meta:editing-cycles>
    <meta:generator>LibreOffice/5.0.3.2$Linux_X86_64 LibreOffice_project/00m0$Build-2</meta:generator>
    <meta:document-statistic meta:object-count="29"/>
  </office:meta>
</office:document-meta>
</file>